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C0400000462EDFA53D196B7636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855cm" svg:height="5.416cm" svg:x="0.084cm" svg:y="0.084cm">
          <draw:image xlink:href="Pictures/1000020100000C0400000462EDFA53D196B7636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2-03T10:04:55.530264537</dc:date>
    <meta:editing-duration>PT3M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